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27e2b" draw:fill-color="#d27e2b" draw:textarea-horizontal-align="justify" draw:textarea-vertical-align="middle" draw:auto-grow-height="false" fo:min-height="9.656cm" fo:min-width="2.04cm"/>
    </style:style>
    <style:style style:name="gr2" style:family="graphic" style:parent-style-name="standard">
      <style:graphic-properties svg:stroke-color="#d27e2b" draw:fill-color="#d27e2b" draw:textarea-horizontal-align="justify" draw:textarea-vertical-align="middle" draw:auto-grow-height="false" fo:min-height="9.56cm" fo:min-width="2.017cm"/>
    </style:style>
    <style:style style:name="gr3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6cm" svg:stroke-color="#00ff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d27e2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7fff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007fff" fo:font-weight="bold" style:font-weight-asian="bold" style:font-weight-complex="bold"/>
    </style:style>
    <style:style style:name="P5" style:family="paragraph">
      <style:text-properties style:font-name="Liberation Sans1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P7" style:family="paragraph">
      <style:text-properties fo:color="#ff0000"/>
    </style:style>
    <style:style style:name="P8" style:family="paragraph">
      <loext:graphic-properties draw:fill="none" draw:fill-color="#ffffff"/>
      <style:text-properties fo:color="#ff0000"/>
    </style:style>
    <style:style style:name="P9" style:family="paragraph">
      <loext:graphic-properties draw:fill-color="#ffffff"/>
    </style:style>
    <style:style style:name="T1" style:family="text">
      <style:text-properties fo:color="#007fff" fo:font-weight="bold" style:font-weight-asian="bold" style:font-weight-complex="bold"/>
    </style:style>
    <style:style style:name="T2" style:family="text">
      <style:text-properties style:font-name="Liberation Sans1" fo:font-weight="bold" style:font-name-asian="Liberation Sans2" style:font-weight-asian="bold" style:font-name-complex="Liberation Sans2" style:font-weight-complex="bold"/>
    </style:style>
    <style:style style:name="T3" style:family="text">
      <style:text-properties style:text-position="sub 58%" style:font-name="Liberation Sans1" fo:font-weight="bold" style:font-name-asian="Liberation Sans2" style:font-weight-asian="bold" style:font-name-complex="Liberation Sans2" style:font-weight-complex="bold"/>
    </style:style>
    <style:style style:name="T4" style:family="text">
      <style:text-properties style:text-position="super 58%" style:font-name="Liberation Sans1" fo:font-weight="bold" style:font-name-asian="Liberation Sans2" style:font-weight-asian="bold" style:font-name-complex="Liberation Sans2" style:font-weight-complex="bold"/>
    </style:style>
    <style:style style:name="T5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.54cm" svg:height="9.906cm" draw:transform="rotate (-0.847531884768446) translate (9.098cm 5.5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17cm" svg:height="9.81cm" draw:transform="skewX (-0.00069813170079779) rotate (0.903906019607863) translate (15.548cm 7.698cm)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96cm" svg:y1="15.748cm" svg:x2="6.096cm" svg:y2="2.286cm">
          <text:p/>
        </draw:line>
        <draw:line draw:style-name="gr3" draw:text-style-name="P2" draw:layer="layout" svg:x1="19.896cm" svg:y1="15.775cm" svg:x2="19.896cm" svg:y2="2.313cm">
          <text:p/>
        </draw:line>
        <draw:frame draw:style-name="gr4" draw:text-style-name="P4" draw:layer="layout" svg:width="5.842cm" svg:height="0.954cm" svg:x="3.81cm" svg:y="16.064cm">
          <draw:text-box>
            <text:p text:style-name="P3"><text:span text:style-name="T1">Left Tilted Target</text:span></text:p>
          </draw:text-box>
        </draw:frame>
        <draw:frame draw:style-name="gr4" draw:text-style-name="P4" draw:layer="layout" svg:width="6.096cm" svg:height="0.954cm" svg:x="16.51cm" svg:y="16.064cm">
          <draw:text-box>
            <text:p text:style-name="P3"><text:span text:style-name="T1">Right Tilted Target</text:span></text:p>
          </draw:text-box>
        </draw:frame>
        <draw:line draw:style-name="gr5" draw:text-style-name="P2" draw:layer="layout" svg:x1="6.858cm" svg:y1="10.922cm" svg:x2="10.414cm" svg:y2="10.922cm">
          <text:p/>
        </draw:line>
        <draw:frame draw:style-name="gr6" draw:text-style-name="P6" draw:layer="layout" svg:width="3.503cm" svg:height="1.189cm" svg:x="8.289cm" svg:y="9.758cm">
          <draw:text-box>
            <text:p text:style-name="P5"><text:span text:style-name="T2">θ</text:span><text:span text:style-name="T3">t</text:span><text:span text:style-name="T2"> = 48.56</text:span><text:span text:style-name="T4">○</text:span></text:p>
          </draw:text-box>
        </draw:frame>
        <draw:line draw:style-name="gr5" draw:text-style-name="P2" draw:layer="layout" svg:x1="15.958cm" svg:y1="10.922cm" svg:x2="19.514cm" svg:y2="10.922cm">
          <text:p/>
        </draw:line>
        <draw:frame draw:style-name="gr6" draw:text-style-name="P6" draw:layer="layout" svg:width="3.715cm" svg:height="1.189cm" svg:x="14.589cm" svg:y="9.759cm">
          <draw:text-box>
            <text:p text:style-name="P5"><text:span text:style-name="T2">θ</text:span><text:span text:style-name="T3">t</text:span><text:span text:style-name="T2"> = -51.78</text:span><text:span text:style-name="T4">○</text:span></text:p>
          </draw:text-box>
        </draw:frame>
        <draw:line draw:style-name="gr7" draw:text-style-name="P2" draw:layer="layout" svg:x1="6.096cm" svg:y1="9.698cm" svg:x2="9.408cm" svg:y2="3.962cm">
          <text:p/>
        </draw:line>
        <draw:line draw:style-name="gr7" draw:text-style-name="P2" draw:layer="layout" svg:x1="19.896cm" svg:y1="9.702cm" svg:x2="23.208cm" svg:y2="3.966cm">
          <text:p/>
        </draw:line>
        <draw:line draw:style-name="gr7" draw:text-style-name="P2" draw:layer="layout" svg:x1="6.096cm" svg:y1="9.698cm" svg:x2="2.784cm" svg:y2="3.962cm">
          <text:p/>
        </draw:line>
        <draw:line draw:style-name="gr7" draw:text-style-name="P2" draw:layer="layout" svg:x1="19.896cm" svg:y1="9.698cm" svg:x2="16.584cm" svg:y2="3.962cm">
          <text:p/>
        </draw:line>
        <draw:frame draw:style-name="gr6" draw:text-style-name="P4" draw:layer="layout" svg:width="3.008cm" svg:height="0.954cm" svg:x="1.778cm" svg:y="3.048cm">
          <draw:text-box>
            <text:p><text:span text:style-name="T1">to LHRS</text:span></text:p>
          </draw:text-box>
        </draw:frame>
        <draw:frame draw:style-name="gr6" draw:text-style-name="P4" draw:layer="layout" svg:width="3.076cm" svg:height="0.954cm" svg:x="8.676cm" svg:y="3.008cm">
          <draw:text-box>
            <text:p><text:span text:style-name="T1">to RHRS</text:span></text:p>
          </draw:text-box>
        </draw:frame>
        <draw:frame draw:style-name="gr6" draw:text-style-name="P4" draw:layer="layout" svg:width="3.008cm" svg:height="0.954cm" svg:x="14.772cm" svg:y="2.856cm">
          <draw:text-box>
            <text:p><text:span text:style-name="T1">to LHRS</text:span></text:p>
          </draw:text-box>
        </draw:frame>
        <draw:frame draw:style-name="gr6" draw:text-style-name="P4" draw:layer="layout" svg:width="3.076cm" svg:height="0.954cm" svg:x="22.578cm" svg:y="2.856cm">
          <draw:text-box>
            <text:p><text:span text:style-name="T1">to RHRS</text:span></text:p>
          </draw:text-box>
        </draw:frame>
        <draw:frame draw:style-name="gr6" draw:text-style-name="P8" draw:layer="layout" svg:width="2.085cm" svg:height="0.954cm" draw:transform="rotate (1.5707963267949) translate (6.108cm 14.789cm)">
          <draw:text-box>
            <text:p text:style-name="P7"><text:span text:style-name="T5">beam</text:span></text:p>
          </draw:text-box>
        </draw:frame>
        <draw:frame draw:style-name="gr6" draw:text-style-name="P8" draw:layer="layout" svg:width="2.085cm" svg:height="0.954cm" draw:transform="rotate (1.5707963267949) translate (19.928cm 14.981cm)">
          <draw:text-box>
            <text:p text:style-name="P7"><text:span text:style-name="T5">beam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i Jin</meta:initial-creator>
    <meta:creation-date>2019-09-13T16:02:48.051380115</meta:creation-date>
    <dc:date>2019-09-13T16:23:33.022872332</dc:date>
    <dc:creator>Kai Jin</dc:creator>
    <meta:editing-duration>PT10M32S</meta:editing-duration>
    <meta:editing-cycles>3</meta:editing-cycles>
    <meta:generator>LibreOffice/5.3.6.1$Linux_X86_64 LibreOffice_project/30$Build-1</meta:generator>
    <meta:document-statistic meta:object-count="43"/>
  </office:meta>
</office:document-meta>
</file>